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2100000017724C62F7.jpg" manifest:media-type="image/jpeg"/>
  <manifest:file-entry manifest:full-path="Pictures/10000201000001DF000000613637898C.png" manifest:media-type="image/png"/>
  <manifest:file-entry manifest:full-path="Pictures/1000020100000B4B0000017616456C4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Symbol1" svg:font-family="Symbol"/>
    <style:font-face style:name="Times" svg:font-family="Times, 'Times New Roman'"/>
    <style:font-face style:name="Wingdings1" svg:font-family="Wingdings"/>
    <style:font-face style:name="Wingdings 2" svg:font-family="'Wingdings 2'"/>
    <style:font-face style:name="Wingdings 3" svg:font-family="'Wingdings 3'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family-generic="swiss"/>
    <style:font-face style:name="Lucida Sans" svg:font-family="'Lucida Sans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1" svg:font-family="Verdan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07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19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25cm"/>
    </style:style>
    <style:style style:name="gr5" style:family="graphic" style:parent-style-name="Default_5f_1">
      <style:graphic-properties svg:stroke-color="#c61e42" draw:fill-color="#c61e42" draw:textarea-horizontal-align="justify" draw:textarea-vertical-align="middle" draw:auto-grow-height="false" fo:min-height="0.834cm" fo:min-width="9.734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4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0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auto-grow-height="true" draw:auto-grow-width="false" fo:max-height="0cm" fo:min-height="7.621cm" fo:padding-top="0.15cm" fo:padding-bottom="0.15cm" fo:padding-left="0.275cm" fo:padding-right="0.275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6.5cm"/>
    </style:style>
    <style:style style:name="gr12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auto-grow-height="true" draw:auto-grow-width="false" fo:max-height="0cm" fo:min-height="4.446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auto-grow-height="true" draw:auto-grow-width="false" fo:max-height="0cm" fo:min-height="3.811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auto-grow-height="true" draw:auto-grow-width="false" fo:max-height="0cm" fo:min-height="7.939cm" fo:padding-top="0.15cm" fo:padding-bottom="0.15cm" fo:padding-left="0.275cm" fo:padding-right="0.275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6.7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pr1" style:family="presentation" style:parent-style-name="Linagora_5f_fr_5f_Presentation-officielle-2014_5f_5_5f_Paris2-title">
      <style:graphic-properties draw:auto-grow-height="true" fo:min-height="3.8cm"/>
    </style:style>
    <style:style style:name="pr2" style:family="presentation" style:parent-style-name="Linagora_5f_fr_5f_Presentation-officielle-2014_5f_5_5f_Paris2-outline1">
      <style:graphic-properties fo:min-height="15.75cm"/>
    </style:style>
    <style:style style:name="pr3" style:family="presentation" style:parent-style-name="Linagora_5f_fr_5f_Presentation-officielle-2014_5f_5_5f_Paris2-notes">
      <style:graphic-properties draw:fill-color="#ffffff" draw:auto-grow-height="true" fo:min-height="13.364cm"/>
    </style:style>
    <style:style style:name="pr4" style:family="presentation" style:parent-style-name="Linagora_5f_fr_5f_Presentation-officielle-2014_5f_5_5f_Paris1-title">
      <style:graphic-properties fo:min-height="2cm"/>
    </style:style>
    <style:style style:name="pr5" style:family="presentation" style:parent-style-name="Linagora_5f_fr_5f_Presentation-officielle-2014_5f_5_5f_Paris1-outline1">
      <style:graphic-properties fo:min-height="15.75cm"/>
    </style:style>
    <style:style style:name="pr6" style:family="presentation" style:parent-style-name="Linagora_5f_fr_5f_Presentation-officielle-2014_5f_5_5f_Paris1-notes">
      <style:graphic-properties draw:fill-color="#ffffff" fo:min-height="13.364cm"/>
    </style:style>
    <style:style style:name="pr7" style:family="presentation" style:parent-style-name="Linagora_5f_fr_5f_Presentation-officielle-2014_5f_5_5f_Paris1-notes">
      <style:graphic-properties draw:fill-color="#ffffff" draw:auto-grow-height="true" fo:min-height="13.364cm"/>
    </style:style>
    <style:style style:name="co1" style:family="table-column">
      <style:table-column-properties style:column-width="3.802cm" style:use-optimal-column-width="false"/>
    </style:style>
    <style:style style:name="co2" style:family="table-column">
      <style:table-column-properties style:column-width="12.998cm" style:use-optimal-column-width="false"/>
    </style:style>
    <style:style style:name="co3" style:family="table-column">
      <style:table-column-properties style:column-width="3.805cm" style:use-optimal-column-width="false"/>
    </style:style>
    <style:style style:name="co4" style:family="table-column">
      <style:table-column-properties style:column-width="13.793cm" style:use-optimal-column-width="false"/>
    </style:style>
    <style:style style:name="ro1" style:family="table-row">
      <style:table-row-properties style:row-height="1.726cm"/>
    </style:style>
    <style:style style:name="ro2" style:family="table-row">
      <style:table-row-properties style:row-height="1.727cm"/>
    </style:style>
    <style:style style:name="ro3" style:family="table-row">
      <style:table-row-properties style:row-height="1.635cm"/>
    </style:style>
    <style:style style:name="ro4" style:family="table-row">
      <style:table-row-properties style:row-height="0.272cm"/>
    </style:style>
    <style:style style:name="ro5" style:family="table-row">
      <style:table-row-properties style:row-height="2.225cm"/>
    </style:style>
    <style:style style:name="ro6" style:family="table-row">
      <style:table-row-properties style:row-height="1.908cm"/>
    </style:style>
    <style:style style:name="ro7" style:family="table-row">
      <style:table-row-properties style:row-height="0.956cm"/>
    </style:style>
    <style:style style:name="ce1" style:family="table-cell">
      <loext:graphic-properties draw:fill="none" style:repeat="repeat" draw:textarea-vertical-align="middle"/>
      <style:paragraph-properties fo:text-align="end" fo:border="none"/>
      <style:text-properties style:font-name="FreeMono"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draw:fill="none" style:repeat="repeat" draw:textarea-vertical-align="middle"/>
      <style:paragraph-properties fo:border="none"/>
    </style:style>
    <style:style style:name="ce3" style:family="table-cell">
      <loext:graphic-properties draw:fill="none" style:repeat="repeat" draw:textarea-vertical-align="middle"/>
      <style:paragraph-properties fo:text-align="end" fo:border="none"/>
      <style:text-properties style:font-name="FreeMono"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fo:font-size="15pt"/>
    </style:style>
    <style:style style:name="P5" style:family="paragraph">
      <loext:graphic-properties draw:fill="none" draw:fill-color="#ffffff"/>
      <style:text-properties fo:color="#666666" style:font-name="Liberation Mono" fo:font-size="15pt" style:font-size-asian="15pt" style:font-size-complex="15pt"/>
    </style:style>
    <style:style style:name="P6" style:family="paragraph">
      <style:paragraph-properties fo:text-align="end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fo:margin-left="2.491cm" fo:margin-right="0cm" fo:text-indent="0cm"/>
    </style:style>
    <style:style style:name="P9" style:family="paragraph">
      <style:paragraph-properties fo:margin-left="1.245cm" fo:margin-right="0cm" fo:text-indent="0cm"/>
    </style:style>
    <style:style style:name="P10" style:family="paragraph">
      <style:paragraph-properties fo:text-align="center"/>
      <style:text-properties fo:font-size="24pt"/>
    </style:style>
    <style:style style:name="P11" style:family="paragraph">
      <loext:graphic-properties draw:fill-color="#c61e4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style:font-name="FreeMono" fo:font-size="18pt" fo:letter-spacing="-0.053cm"/>
    </style:style>
    <style:style style:name="P13" style:family="paragraph">
      <style:paragraph-properties fo:margin-left="2.491cm" fo:margin-right="0cm" fo:text-indent="0cm"/>
      <style:text-properties fo:font-size="18pt"/>
    </style:style>
    <style:style style:name="P14" style:family="paragraph">
      <style:paragraph-properties fo:margin-left="1.245cm" fo:margin-right="0cm" fo:text-indent="0cm"/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ffffff"/>
      <style:paragraph-properties fo:text-align="center"/>
      <style:text-properties style:font-name="FreeMono" fo:font-size="18pt" fo:letter-spacing="-0.053cm"/>
    </style:style>
    <style:style style:name="P17" style:family="paragraph">
      <style:text-properties fo:font-size="16pt"/>
    </style:style>
    <style:style style:name="P18" style:family="paragraph">
      <style:paragraph-properties fo:margin-left="1.245cm" fo:margin-right="0cm" fo:text-indent="0cm"/>
      <style:text-properties fo:font-size="16pt"/>
    </style:style>
    <style:style style:name="P19" style:family="paragraph">
      <style:paragraph-properties fo:margin-left="0cm" fo:margin-right="0cm" fo:text-indent="0cm"/>
      <style:text-properties fo:font-size="16pt"/>
    </style:style>
    <style:style style:name="P20" style:family="paragraph">
      <loext:graphic-properties draw:fill="none" draw:fill-color="#ffffff"/>
      <style:text-properties style:font-name="FreeMono" fo:font-size="16pt" fo:letter-spacing="-0.053cm" style:font-size-asian="16pt" style:font-size-complex="16pt"/>
    </style:style>
    <style:style style:name="P21" style:family="paragraph">
      <style:paragraph-properties fo:text-align="center"/>
      <style:text-properties fo:font-size="16pt"/>
    </style:style>
    <style:style style:name="P22" style:family="paragraph">
      <loext:graphic-properties draw:fill-color="#ffffff"/>
      <style:paragraph-properties fo:text-align="center"/>
      <style:text-properties style:font-name="FreeMono" fo:font-size="16pt" fo:letter-spacing="-0.053cm" style:font-size-asian="16pt" style:font-size-complex="16pt"/>
    </style:style>
    <style:style style:name="P23" style:family="paragraph">
      <loext:graphic-properties draw:fill="none" draw:fill-color="#ffffff"/>
      <style:text-properties style:font-name="FreeMono" fo:font-size="18pt" fo:letter-spacing="-0.053cm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dddd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reeMono" fo:letter-spacing="-0.053cm" fo:font-weight="bold" style:font-weight-asian="bold" style:font-weight-complex="bold"/>
    </style:style>
    <style:style style:name="T5" style:family="text">
      <style:text-properties fo:color="#666666" style:font-name="Liberation Mono" fo:font-size="15pt" style:font-size-asian="15pt" style:font-size-complex="15pt"/>
    </style:style>
    <style:style style:name="T6" style:family="text">
      <style:text-properties style:font-name="FreeMono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DejaVu Sans" fo:font-weight="normal" style:font-weight-asian="normal" style:font-weight-complex="normal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color="#333333"/>
    </style:style>
    <style:style style:name="T10" style:family="text">
      <style:text-properties fo:color="#333333" style:font-name="FreeMono" fo:letter-spacing="-0.053cm" fo:font-weight="bold" style:font-weight-asian="bold" style:font-weight-complex="bold"/>
    </style:style>
    <style:style style:name="T11" style:family="text">
      <style:text-properties fo:color="#333333" style:font-name="FreeMono" fo:font-weight="bold" style:font-weight-asian="bold" style:font-weight-complex="bold"/>
    </style:style>
    <style:style style:name="T12" style:family="text">
      <style:text-properties style:font-name="DejaVu Sans" fo:letter-spacing="-0.053cm" fo:font-weight="normal" style:font-weight-asian="normal" style:font-weight-complex="normal"/>
    </style:style>
    <style:style style:name="T13" style:family="text">
      <style:text-properties style:font-name="FreeMono" fo:letter-spacing="-0.053cm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FreeMono" fo:font-size="16pt" fo:letter-spacing="-0.053cm" style:font-size-asian="16pt" style:font-size-complex="16pt"/>
    </style:style>
    <style:style style:name="T16" style:family="text">
      <style:text-properties style:font-name="FreeMono" fo:letter-spacing="-0.053cm"/>
    </style:style>
    <style:style style:name="T17" style:family="text">
      <style:text-properties style:font-name="DejaVu Sans" fo:letter-spacing="-0.053cm"/>
    </style:style>
    <style:style style:name="T18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'Segoe UI'" style:font-style-name="Normal" fo:color="#c61e42" fo:font-size="65%"/>
      </text:list-level-style-bullet>
      <text:list-level-style-bullet text:level="2" text:bullet-char="●">
        <style:list-level-properties text:space-before="1.35cm" text:min-label-width="0.9cm"/>
        <style:text-properties fo:font-family="'Segoe UI'" style:font-style-name="Normal" fo:color="#272727" fo:font-size="65%"/>
      </text:list-level-style-bullet>
      <text:list-level-style-bullet text:level="3" text:bullet-char="●">
        <style:list-level-properties text:space-before="2.45cm" text:min-label-width="0.8cm"/>
        <style:text-properties fo:font-family="'Segoe UI'" style:font-style-name="Normal" fo:color="#535353" fo:font-size="45%"/>
      </text:list-level-style-bullet>
      <text:list-level-style-bullet text:level="4" text:bullet-char="●">
        <style:list-level-properties text:space-before="3.35cm" text:min-label-width="0.6cm"/>
        <style:text-properties fo:font-family="'Segoe UI'" style:font-style-name="Normal" fo:color="#535353" fo:font-size="45%"/>
      </text:list-level-style-bullet>
      <text:list-level-style-bullet text:level="5" text:bullet-char="●">
        <style:list-level-properties text:space-before="4.05cm" text:min-label-width="0.6cm"/>
        <style:text-properties fo:font-family="'Segoe UI'" style:font-style-name="Normal" fo:color="#535353" fo:font-size="35%"/>
      </text:list-level-style-bullet>
      <text:list-level-style-bullet text:level="6" text:bullet-char="●">
        <style:list-level-properties text:space-before="4.7cm" text:min-label-width="0.6cm"/>
        <style:text-properties fo:font-family="'Segoe UI'" style:font-style-name="Normal" fo:color="#535353" fo:font-size="35%"/>
      </text:list-level-style-bullet>
      <text:list-level-style-bullet text:level="7" text:bullet-char="●">
        <style:list-level-properties text:space-before="5.4cm" text:min-label-width="0.6cm"/>
        <style:text-properties fo:font-family="'Segoe UI'" style:font-style-name="Normal" fo:color="#535353" fo:font-size="35%"/>
      </text:list-level-style-bullet>
      <text:list-level-style-bullet text:level="8" text:bullet-char="●">
        <style:list-level-properties text:space-before="6.1cm" text:min-label-width="0.6cm"/>
        <style:text-properties fo:font-family="'Segoe UI'" style:font-style-name="Normal" fo:color="#535353" fo:font-size="35%"/>
      </text:list-level-style-bullet>
      <text:list-level-style-bullet text:level="9" text:bullet-char="●">
        <style:list-level-properties text:space-before="6.85cm" text:min-label-width="0.6cm"/>
        <style:text-properties fo:font-family="'Segoe UI'" style:font-style-name="Normal" fo:color="#535353" fo:font-size="35%"/>
      </text:list-level-style-bullet>
      <text:list-level-style-bullet text:level="10" text:bullet-char="●">
        <style:list-level-properties text:space-before="7.5cm" text:min-label-width="0.6cm"/>
        <style:text-properties fo:font-family="'Segoe UI'" style:font-style-name="Normal" fo:color="#535353" fo:font-size="3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Segoe UI'" style:font-style-name="Normal" fo:color="#dddddd" fo:font-size="65%"/>
      </text:list-level-style-bullet>
      <text:list-level-style-bullet text:level="2" text:bullet-char="●">
        <style:list-level-properties text:space-before="1.35cm" text:min-label-width="0.9cm"/>
        <style:text-properties fo:font-family="'Segoe UI'" style:font-style-name="Normal" fo:color="#dddddd" fo:font-size="65%"/>
      </text:list-level-style-bullet>
      <text:list-level-style-bullet text:level="3" text:bullet-char="●">
        <style:list-level-properties text:space-before="2.45cm" text:min-label-width="0.8cm"/>
        <style:text-properties fo:font-family="'Segoe UI'" style:font-style-name="Normal" fo:color="#dddddd" fo:font-size="45%"/>
      </text:list-level-style-bullet>
      <text:list-level-style-bullet text:level="4" text:bullet-char="●">
        <style:list-level-properties text:space-before="3.35cm" text:min-label-width="0.6cm"/>
        <style:text-properties fo:font-family="'Segoe UI'" style:font-style-name="Normal" fo:color="#dddddd" fo:font-size="45%"/>
      </text:list-level-style-bullet>
      <text:list-level-style-bullet text:level="5" text:bullet-char="●">
        <style:list-level-properties text:space-before="4.05cm" text:min-label-width="0.6cm"/>
        <style:text-properties fo:font-family="'Segoe UI'" style:font-style-name="Normal" fo:color="#dddddd" fo:font-size="35%"/>
      </text:list-level-style-bullet>
      <text:list-level-style-bullet text:level="6" text:bullet-char="●">
        <style:list-level-properties text:space-before="4.7cm" text:min-label-width="0.6cm"/>
        <style:text-properties fo:font-family="'Segoe UI'" style:font-style-name="Normal" fo:color="#dddddd" fo:font-size="35%"/>
      </text:list-level-style-bullet>
      <text:list-level-style-bullet text:level="7" text:bullet-char="●">
        <style:list-level-properties text:space-before="5.4cm" text:min-label-width="0.6cm"/>
        <style:text-properties fo:font-family="'Segoe UI'" style:font-style-name="Normal" fo:color="#dddddd" fo:font-size="35%"/>
      </text:list-level-style-bullet>
      <text:list-level-style-bullet text:level="8" text:bullet-char="●">
        <style:list-level-properties text:space-before="6.1cm" text:min-label-width="0.6cm"/>
        <style:text-properties fo:font-family="'Segoe UI'" style:font-style-name="Normal" fo:color="#dddddd" fo:font-size="35%"/>
      </text:list-level-style-bullet>
      <text:list-level-style-bullet text:level="9" text:bullet-char="●">
        <style:list-level-properties text:space-before="6.85cm" text:min-label-width="0.6cm"/>
        <style:text-properties fo:font-family="'Segoe UI'" style:font-style-name="Normal" fo:color="#dddddd" fo:font-size="35%"/>
      </text:list-level-style-bullet>
      <text:list-level-style-bullet text:level="10" text:bullet-char="●">
        <style:list-level-properties text:space-before="7.5cm" text:min-label-width="0.6cm"/>
        <style:text-properties fo:font-family="'Segoe UI'" style:font-style-name="Normal" fo:color="#dddddd" fo:font-size="3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'Segoe UI'" style:font-style-name="Normal" fo:color="#333333" fo:font-size="65%"/>
      </text:list-level-style-bullet>
      <text:list-level-style-bullet text:level="2" text:bullet-char="●">
        <style:list-level-properties text:space-before="1.35cm" text:min-label-width="0.9cm"/>
        <style:text-properties fo:font-family="'Segoe UI'" style:font-style-name="Normal" fo:color="#333333" fo:font-size="65%"/>
      </text:list-level-style-bullet>
      <text:list-level-style-bullet text:level="3" text:bullet-char="●">
        <style:list-level-properties text:space-before="2.45cm" text:min-label-width="0.8cm"/>
        <style:text-properties fo:font-family="'Segoe UI'" style:font-style-name="Normal" fo:color="#333333" fo:font-size="45%"/>
      </text:list-level-style-bullet>
      <text:list-level-style-bullet text:level="4" text:bullet-char="●">
        <style:list-level-properties text:space-before="3.35cm" text:min-label-width="0.6cm"/>
        <style:text-properties fo:font-family="'Segoe UI'" style:font-style-name="Normal" fo:color="#333333" fo:font-size="45%"/>
      </text:list-level-style-bullet>
      <text:list-level-style-bullet text:level="5" text:bullet-char="●">
        <style:list-level-properties text:space-before="4.05cm" text:min-label-width="0.6cm"/>
        <style:text-properties fo:font-family="'Segoe UI'" style:font-style-name="Normal" fo:color="#333333" fo:font-size="35%"/>
      </text:list-level-style-bullet>
      <text:list-level-style-bullet text:level="6" text:bullet-char="●">
        <style:list-level-properties text:space-before="4.7cm" text:min-label-width="0.6cm"/>
        <style:text-properties fo:font-family="'Segoe UI'" style:font-style-name="Normal" fo:color="#333333" fo:font-size="35%"/>
      </text:list-level-style-bullet>
      <text:list-level-style-bullet text:level="7" text:bullet-char="●">
        <style:list-level-properties text:space-before="5.4cm" text:min-label-width="0.6cm"/>
        <style:text-properties fo:font-family="'Segoe UI'" style:font-style-name="Normal" fo:color="#333333" fo:font-size="35%"/>
      </text:list-level-style-bullet>
      <text:list-level-style-bullet text:level="8" text:bullet-char="●">
        <style:list-level-properties text:space-before="6.1cm" text:min-label-width="0.6cm"/>
        <style:text-properties fo:font-family="'Segoe UI'" style:font-style-name="Normal" fo:color="#333333" fo:font-size="35%"/>
      </text:list-level-style-bullet>
      <text:list-level-style-bullet text:level="9" text:bullet-char="●">
        <style:list-level-properties text:space-before="6.85cm" text:min-label-width="0.6cm"/>
        <style:text-properties fo:font-family="'Segoe UI'" style:font-style-name="Normal" fo:color="#333333" fo:font-size="35%"/>
      </text:list-level-style-bullet>
      <text:list-level-style-bullet text:level="10" text:bullet-char="●">
        <style:list-level-properties text:space-before="7.5cm" text:min-label-width="0.6cm"/>
        <style:text-properties fo:font-family="'Segoe UI'" style:font-style-name="Normal" fo:color="#333333" fo:font-size="3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nagora_5f_fr_5f_Presentation-officielle-2014_5f_5_5f_Paris2" presentation:presentation-page-layout-name="AL1T1">
        <office:forms form:automatic-focus="false" form:apply-design-mode="false"/>
        <draw:frame presentation:style-name="pr1" draw:text-style-name="P1" draw:layer="layout" svg:width="21.4cm" svg:height="3.8cm" svg:x="1.4cm" svg:y="7.8cm" presentation:class="title">
          <draw:text-box>
            <text:p><text:span text:style-name="T1">Linux installation and package management</text:span></text:p>
          </draw:text-box>
        </draw:frame>
        <draw:frame presentation:style-name="pr2" draw:layer="layout" svg:width="25.199cm" svg:height="6.579cm" svg:x="1.4cm" svg:y="12.621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Summary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>Topic 102 - Linux installation and package management</text:p>
                <text:list>
                  <text:list-item>
                    <text:p>102.1 Design partitioning sche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102.2 Install a boot manager</text:span></text:p>
                  </text:list-item>
                  <text:list-item>
                    <text:p><text:span text:style-name="T2">102.3 Manage shared libraries</text:span></text:p>
                  </text:list-item>
                  <text:list-item>
                    <text:p><text:span text:style-name="T2">102.4 Use Debian package manager</text:span></text:p>
                  </text:list-item>
                  <text:list-item>
                    <text:p><text:span text:style-name="T2">102.5 Use package managers RPM and Y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Hard drive partitioning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list text:style-name="L3">
              <text:list-item>
                <text:p>A hard disk can be partitioned, that is to say segmented into several areas called <text:span text:style-name="T3">partitions</text:span>.</text:p>
              </text:list-item>
              <text:list-item>
                <text:p>Each partition of a hard drive corresponds to a file system or an exchange zone <text:span text:style-name="T3">(swap)</text:span>.</text:p>
              </text:list-item>
              <text:list-item>
                <text:p>On an architecture (PC type), partitioning is subject to certain limitations:</text:p>
                <text:list>
                  <text:list-item>
                    <text:p>A hard disk can contain no more than four primary partitions;</text:p>
                  </text:list-item>
                  <text:list-item>
                    <text:p>If it is necessary to have more than four partitions, one primary partition must be an <text:span text:style-name="T3">extended</text:span> partition, which can then be subdivided into <text:span text:style-name="T3">logical</text:span> partitions.</text:p>
                  </text:list-item>
                </text:list>
              </text:list-item>
              <text:list-item>
                <text:p>Under Linux, primary partitions correspond to special files <text:span text:style-name="T4">/dev/sda1</text:span> to <text:span text:style-name="T4">/dev/sda4</text:span>, logical partitions special files <text:span text:style-name="T4">/dev/sda5</text:span> and following.</text:p>
              </text:list-item>
            </text:list>
          </draw:text-box>
        </draw:frame>
        <draw:frame draw:style-name="gr2" draw:text-style-name="P5" draw:layer="layout" svg:width="18.6cm" svg:height="0.857cm" svg:x="2.4cm" svg:y="18cm">
          <draw:text-box>
            <text:p text:style-name="P4"><text:span text:style-name="T5">http://fr.wikipedia.org/wiki/Partition_de_disque_d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Data Organization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list text:style-name="L3">
              <text:list-item>
                <text:p>Should we consolidate data or separate?</text:p>
              </text:list-item>
              <text:list-item>
                <text:p>If the data are separated, should we put them on the same hard disk or is it better to use multiple discs?</text:p>
              </text:list-item>
              <text:list-item>
                <text:p>Some candidates for separation:</text:p>
              </text:list-item>
            </text:list>
          </draw:text-box>
        </draw:frame>
        <draw:frame draw:style-name="Default_5f_1" draw:layer="layout" svg:width="16.799cm" svg:height="3.469cm" svg:x="5.601cm" svg:y="8.947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6">/home </text:span></text:p>
              </table:table-cell>
              <table:table-cell table:style-name="ce2">
                <text:p text:style-name="P7"><text:span text:style-name="T7">to isolate users' home directories from the rest of the file system.</text:span></text:p>
              </table:table-cell>
            </table:table-row>
            <table:table-row table:style-name="ro2">
              <table:table-cell table:style-name="ce1">
                <text:p text:style-name="P6"><text:span text:style-name="T6">/var </text:span></text:p>
              </table:table-cell>
              <table:table-cell table:style-name="ce2">
                <text:p text:style-name="P7"><text:span text:style-name="T7">because its content can vary in size with no real control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/boot directory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list text:style-name="L3">
              <text:list-item>
                <text:p>Contains:</text:p>
                <text:list>
                  <text:list-item>
                    <text:p>The grub directory containing the files used by GRUB</text:p>
                  </text:list-item>
                  <text:list-item>
                    <text:p>The compressed core (<text:span text:style-name="T8">vmlinuz</text:span> file)</text:p>
                  </text:list-item>
                  <text:list-item>
                    <text:p>The temporary file system, mainly containing kernel modules a<text:span text:style-name="T9">nd a </text:span><text:span text:style-name="T10">shell / init</text:span><text:span text:style-name="T9"> script, used during the kernel boot (</text:span><text:span text:style-name="T11">initrd.img</text:span><text:span text:style-name="T9"> or </text:span><text:span text:style-name="T11">initramfs.img</text:span><text:span text:style-name="T9"> file), which is an archive performed using the command </text:span><text:span text:style-name="T11">cpio</text:span><text:span text:style-name="T9"> and compressed with </text:span><text:span text:style-name="T11">gzip</text:span><text:span text:style-name="T9"> and which can therefore display the content as well:</text:span></text:p>
                  </text:list-item>
                </text:list>
              </text:list-item>
            </text:list>
            <text:p text:style-name="P8"><text:span text:style-name="T10">$ zcat /boot/initrd.img | cpio -itv | less</text:span></text:p>
            <text:list text:continue-numbering="true" text:style-name="L3">
              <text:list-item>
                <text:list>
                  <text:list-item>
                    <text:p>The kernel configuration file (<text:span text:style-name="T8">config</text:span> file)</text:p>
                  </text:list-item>
                  <text:list-item>
                    <text:p>The kernel symbols table (<text:span text:style-name="T8">System.map</text:span> file)</text:p>
                  </text:list-item>
                </text:list>
              </text:list-item>
              <text:list-item>
                <text:p>Each file name is followed by a hyphen and the kernel version as displayed by the command <text:span text:style-name="T8">uname -r</text:span>.</text:p>
              </text:list-item>
            </text:list>
          </draw:text-box>
        </draw:frame>
        <draw:frame draw:style-name="gr3" draw:text-style-name="P5" draw:layer="layout" svg:width="18.6cm" svg:height="2.069cm" svg:x="2.4cm" svg:y="17.4cm">
          <draw:text-box>
            <text:p text:style-name="P4"><text:span text:style-name="T5">http://en.wikipedia.org/wiki//boot/</text:span></text:p>
            <text:p text:style-name="P4"><text:span text:style-name="T5">http://fr.wikipedia.org/wiki/Initrd</text:span></text:p>
            <text:p text:style-name="P4"><text:span text:style-name="T5">http://en.wikipedia.org/wiki/System.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Summary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>Topic 102 - Linux installation and package management</text:p>
              </text:list-item>
            </text:list>
            <text:list text:style-name="L4">
              <text:list-item>
                <text:list>
                  <text:list-item>
                    <text:p><text:span text:style-name="T2">102.1 Design partitioning sche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9">102.2 Install a boot manag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102.3 Manage shared libraries</text:span></text:p>
                  </text:list-item>
                  <text:list-item>
                    <text:p><text:span text:style-name="T2">102.4 Use Debian package manager</text:span></text:p>
                  </text:list-item>
                  <text:list-item>
                    <text:p><text:span text:style-name="T2">102.5 Use package managers RPM and Y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GRUB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p><text:span text:style-name="T1">Principle</text:span></text:p>
            <text:p/>
            <text:list text:style-name="L3">
              <text:list-item>
                <text:p>Means: GRand Unified Bootloader.</text:p>
              </text:list-item>
              <text:list-item>
                <text:p>GRUB is the standard boot loader for Linux.</text:p>
              </text:list-item>
            </text:list>
          </draw:text-box>
        </draw:frame>
        <draw:frame draw:style-name="gr4" draw:text-style-name="P5" draw:layer="layout" svg:width="23.2cm" svg:height="2.675cm" svg:x="2.4cm" svg:y="15.726cm">
          <draw:text-box>
            <text:p text:style-name="P4"><text:span text:style-name="T5">http://www.gnu.org/software/grub/</text:span></text:p>
            <text:p text:style-name="P4"><text:span text:style-name="T5">http://fr.wikipedia.org/wiki/GNU_GRUB</text:span></text:p>
            <text:p text:style-name="P4"><text:span text:style-name="T5">http://fr.wikipedia.org/wiki/Chargeur_d’amorçage</text:span></text:p>
            <text:p text:style-name="P4"><text:span text:style-name="T5">http://www.linuxpedia.fr/doku.php/expert/grub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layer="layout" svg:width="26.686cm" svg:height="2cm" svg:x="0.8cm" svg:y="0.122cm" presentation:class="title" presentation:user-transformed="true">
          <draw:text-box>
            <text:p><text:span text:style-name="T1">GRUB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p><text:span text:style-name="T1">Configuration</text:span></text:p>
            <text:list text:style-name="L3">
              <text:list-item>
                <text:p>The files relating to GRUB are located in the <text:span text:style-name="T4">/boot/grub</text:span>.</text:p>
              </text:list-item>
              <text:list-item>
                <text:p>Among these, <text:span text:style-name="T4">/boot/grub/grub.cfg</text:span> is the GRUB configuration file.</text:p>
              </text:list-item>
              <text:list-item>
                <text:p>GRUB numbers disks from scratch while the kernel numbers them from <text:span text:style-name="T8">a</text:span>. Both number the partitions from <text:span text:style-name="T8">1</text:span>. So <text:span text:style-name="T8">(hd1,2)</text:span> denotes the second partition (2) of the second disk (1), that is to say, <text:span text:style-name="T4">/dev/sdb2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GRUB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p><text:span text:style-name="T1">Setup and update</text:span></text:p>
            <text:list text:style-name="L3">
              <text:list-item>
                <text:p>The <text:span text:style-name="T8">grub-install</text:span> command allows to install GRUB to the MBR and all the files needed for its operation in <text:span text:style-name="T8">/boot/grub</text:span>, except <text:span text:style-name="T8">grub.cfg</text:span>.</text:p>
              </text:list-item>
            </text:list>
            <text:p text:style-name="P9"><text:span text:style-name="T4"># grub-install /dev/sda</text:span></text:p>
            <text:list text:continue-numbering="true" text:style-name="L3">
              <text:list-item>
                <text:p><text:span text:style-name="T7">The </text:span><text:span text:style-name="T8">update-grub</text:span><text:span text:style-name="T7"> command allows to generate or generate the file </text:span><text:span text:style-name="T4">/boot/grub/grub.cfg</text:span><text:span text:style-name="T12">:</text:span></text:p>
              </text:list-item>
            </text:list>
            <text:p text:style-name="P9"><text:span text:style-name="T4"># update-grub</text:span></text:p>
            <text:p text:style-name="P9"><text:span text:style-name="T7">It is equivalent to the use of the command </text:span><text:span text:style-name="T8">grub-mkconfig,</text:span><text:span text:style-name="T7"> thus:</text:span></text:p>
            <text:p text:style-name="P9"><text:span text:style-name="T4"># grub-mkconfig -o /boot/grub/grub.cf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Summary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>Topic 102 - Linux installation and package management</text:p>
              </text:list-item>
            </text:list>
            <text:list text:style-name="L4">
              <text:list-item>
                <text:list>
                  <text:list-item>
                    <text:p><text:span text:style-name="T2">102.1 Design partitioning scheme</text:span></text:p>
                  </text:list-item>
                  <text:list-item>
                    <text:p><text:span text:style-name="T2">102.2 Install a boot manag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9">102.3 Manage shared librar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102.4 Use Debian package manager</text:span></text:p>
                  </text:list-item>
                  <text:list-item>
                    <text:p><text:span text:style-name="T2">102.5 Use package managers RPM and Y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Static, dynamic and shared libraries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list text:style-name="L3">
              <text:list-item>
                <text:p>To enable their mutualisation, code parts that can be used by several executable files are grouped in files called libraries.</text:p>
              </text:list-item>
              <text:list-item>
                <text:p>A library can be: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A dynamic library used by several executable files is called <text:span text:style-name="T3">shared</text:span>.</text:p>
              </text:list-item>
            </text:list>
          </draw:text-box>
        </draw:frame>
        <draw:frame draw:style-name="Default_5f_1" draw:layer="layout" svg:width="16.799cm" svg:height="4.478cm" svg:x="5.601cm" svg:y="7.135cm">
          <table:table table:template-name="default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 text:style-name="P6"><text:span text:style-name="T6">static </text:span></text:p>
              </table:table-cell>
              <table:table-cell table:style-name="ce2">
                <text:p text:style-name="P7"><text:span text:style-name="T7">When the code of the library is copied to the executables files that use it.</text:span></text:p>
              </table:table-cell>
            </table:table-row>
            <table:table-row table:style-name="ro4">
              <table:table-cell table:style-name="ce3"/>
              <table:table-cell table:style-name="ce2"/>
            </table:table-row>
            <table:table-row table:style-name="ro5">
              <table:table-cell table:style-name="ce1">
                <text:p text:style-name="P6"><text:span text:style-name="T6">dynamic </text:span></text:p>
              </table:table-cell>
              <table:table-cell table:style-name="ce2">
                <text:p text:style-name="P7"><text:span text:style-name="T7">When the executable files appeal directly (via the operating system) to code contained in the library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Locations shared libraries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list text:style-name="L3">
              <text:list-item>
                <text:p>According to the FHS (Filesystem Hierarchy Standard), shared libraries are found in the directories:</text:p>
              </text:list-item>
            </text:list>
            <text:p/>
            <text:p/>
          </draw:text-box>
        </draw:frame>
        <draw:frame draw:style-name="Default_5f_1" draw:layer="layout" svg:width="17.597cm" svg:height="2.905cm" svg:x="5.602cm" svg:y="7.136cm">
          <table:table table:template-name="default" table:use-banding-rows-styles="true">
            <table:table-column table:style-name="co3"/>
            <table:table-column table:style-name="co4"/>
            <table:table-row table:style-name="ro6">
              <table:table-cell table:style-name="ce1">
                <text:p text:style-name="P6"><text:span text:style-name="T13">/lib</text:span><text:span text:style-name="T6"> </text:span></text:p>
              </table:table-cell>
              <table:table-cell table:style-name="ce2">
                <text:p text:style-name="P7"><text:span text:style-name="T7">For needed shared libraries to boot the system and commands in </text:span><text:span text:style-name="T4">/bin</text:span><text:span text:style-name="T7"> and </text:span><text:span text:style-name="T4">/sbin</text:span></text:p>
              </table:table-cell>
            </table:table-row>
            <table:table-row table:style-name="ro7">
              <table:table-cell table:style-name="ce1">
                <text:p text:style-name="P6"><text:span text:style-name="T13">/usr/lib</text:span><text:span text:style-name="T6"> </text:span></text:p>
              </table:table-cell>
              <table:table-cell table:style-name="ce2">
                <text:p text:style-name="P7"><text:span text:style-name="T7">For the other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18.8cm" svg:height="2.675cm" svg:x="2.4cm" svg:y="15.726cm">
          <draw:text-box>
            <text:p text:style-name="P4"><text:span text:style-name="T5">http://refspecs.linuxfoundation.org/FHS_2.3/fhs-2.3.html#</text:span></text:p>
            <text:p text:style-name="P4"><text:span text:style-name="T5">LIBESSENTIALSHAREDLIBRARIESANDKERN</text:span></text:p>
            <text:p text:style-name="P4"><text:span text:style-name="T5">http://refspecs.linuxfoundation.org/FHS_2.3/fhs-2.3.html#</text:span></text:p>
            <text:p text:style-name="P4"><text:span text:style-name="T5">USRLIBLIBRARIESFORPROGRAMMINGAND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layer="layout" svg:width="26.686cm" svg:height="2cm" svg:x="0.8cm" svg:y="0.122cm" presentation:class="title" presentation:user-transformed="true">
          <draw:text-box>
            <text:p><text:span text:style-name="T1">Locations shared libraries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p/>
            <text:p/>
            <text:list text:style-name="L3">
              <text:list-item>
                <text:p>According architectures, specific directories can be used</text:p>
                <text:list>
                  <text:list-item>
                    <text:p><text:span text:style-name="T4">/lib32</text:span> and <text:span text:style-name="T4">/usr/lib32</text:span> for 32-bit shared libraries</text:p>
                  </text:list-item>
                  <text:list-item>
                    <text:p><text:span text:style-name="T4">/lib64</text:span> and <text:span text:style-name="T4">/usr/lib64</text:span> for 64-bit shared libraries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p>Distribution Fedora, from version 17, place all shared libraries in the directory <text:span text:style-name="T4">/usr/lib</text:span> and <text:span text:style-name="T4">/lib</text:span> is no more than a symbolic link to <text:span text:style-name="T4">/usr/lib</text:span>.</text:p>
              </text:list-item>
            </text:list>
          </draw:text-box>
        </draw:frame>
        <draw:custom-shape draw:style-name="gr5" draw:text-style-name="P11" draw:layer="layout" svg:width="10.35cm" svg:height="1.2cm" draw:transform="skewX (0.0349065850398866) translate (8.848cm 3.002cm)">
          <text:p text:style-name="P10"><text:span text:style-name="T14">EXTRA-CURRICU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3.2cm" svg:height="0.857cm" svg:x="2.4cm" svg:y="10.4cm">
          <draw:text-box>
            <text:p text:style-name="P4"><text:span text:style-name="T5">http://refspecs.linuxfoundation.org/FHS_2.3/fhs-2.3.html#LIB64</text:span></text:p>
          </draw:text-box>
        </draw:frame>
        <draw:frame draw:style-name="gr2" draw:text-style-name="P5" draw:layer="layout" svg:width="23.2cm" svg:height="0.857cm" svg:x="2.4cm" svg:y="16.4cm">
          <draw:text-box>
            <text:p text:style-name="P4"><text:span text:style-name="T5">http://fedoraproject.org/wiki/Features/UsrMo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Naming of shared libraries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list text:style-name="L3">
              <text:list-item>
                <text:p>Shared libraries are files named:</text:p>
                <text:list>
                  <text:list-item>
                    <text:p>Either <text:span text:style-name="T8">libXXX-ver.sion.so</text:span></text:p>
                  </text:list-item>
                  <text:list-item>
                    <text:p>Or <text:span text:style-name="T8">libXXX.so.ver.sion</text:span></text:p>
                  </text:list-item>
                </text:list>
              </text:list-item>
            </text:list>
            <text:p text:style-name="P9">The extension <text:span text:style-name="T8">.so</text:span> means <text:span text:style-name="T3">shared object</text:span>.</text:p>
            <text:list text:continue-numbering="true" text:style-name="L3">
              <text:list-item>
                <text:p>These files are usually accompanied by a symbolic link <text:span text:style-name="T8">libXXX.so.ver.</text:span></text:p>
              </text:list-item>
              <text:list-item>
                <text:p><text:span text:style-name="T7">Example:</text:span></text:p>
              </text:list-item>
            </text:list>
            <text:p><text:span text:style-name="T8"/></text:p>
            <text:p><text:span text:style-name="T8"/></text:p>
          </draw:text-box>
        </draw:frame>
        <draw:frame draw:style-name="gr6" draw:text-style-name="P12" draw:layer="layout" svg:width="24.4cm" svg:height="3.653cm" svg:x="2.6cm" svg:y="11.8cm">
          <draw:text-box>
            <text:p text:style-name="P7"><text:span text:style-name="T15">$ ls -l /lib/libc[.-]*</text:span></text:p>
            <text:p text:style-name="P7"><text:span text:style-name="T15">-rwxr-xr-x 1 root root 1335560 2011-01-22 00:53 /lib/libc-2.11.1.so</text:span></text:p>
            <text:p text:style-name="P7"><text:span text:style-name="T15">lrwxrwxrwx 1 root root <text:s text:c="5"/>14 2011-09-20 09:38 /lib/libc.so.6 -&gt; libc-2.11.1.so</text:span></text:p>
            <text:p text:style-name="P7"><text:span text:style-name="T15">$ ls -l /lib/libbsd*</text:span></text:p>
            <text:p text:style-name="P7"><text:span text:style-name="T15">lrwxrwxrwx 1 root root <text:s text:c="3"/>15 2011-09-20 09:39 /lib/libbsd.so.0 -&gt; libbsd.so.0.2.0</text:span></text:p>
            <text:p text:style-name="P7"><text:span text:style-name="T15">-rw-r--r-- 1 root root 38676 2010-01-22 12:53 /lib/libbsd.so.0.2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Ldd command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list text:style-name="L3">
              <text:list-item>
                <text:p>Means: list dynamic dependencies.</text:p>
              </text:list-item>
              <text:list-item>
                <text:p>Displays the shared libraries used by an executable file.</text:p>
              </text:list-item>
              <text:list-item>
                <text:p>Example: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The file command (see 103.3) enables to determine whether an executable file uses shared libraries or not.</text:p>
              </text:list-item>
            </text:list>
          </draw:text-box>
        </draw:frame>
        <draw:frame draw:style-name="gr7" draw:text-style-name="P12" draw:layer="layout" svg:width="17.2cm" svg:height="4.061cm" svg:x="2.6cm" svg:y="7.4cm">
          <draw:text-box>
            <text:p text:style-name="P7"><text:span text:style-name="T16">$ ldd /bin/rm</text:span></text:p>
            <text:p text:style-name="P13"><text:span text:style-name="T16">linux-gate.so.1 =&gt; (0x4001d000)</text:span></text:p>
            <text:p text:style-name="P13"><text:span text:style-name="T16">libc.so.6 =&gt; /lib/libc.so.6 (0x40032000)</text:span></text:p>
            <text:p text:style-name="P13"><text:span text:style-name="T16">/lib/ld-linux.so.2 (0x40000000)</text:span></text:p>
            <text:p text:style-name="P7"><text:span text:style-name="T16">$ ldd /usr/bin/ldd</text:span></text:p>
            <text:p text:style-name="P13"><text:span text:style-name="T16">not a dynamic executable</text:span></text:p>
          </draw:text-box>
        </draw:frame>
        <draw:frame draw:style-name="gr8" draw:text-style-name="P5" draw:layer="layout" svg:width="15cm" svg:height="0.857cm" svg:x="2.4cm" svg:y="16.4cm">
          <draw:text-box>
            <text:p text:style-name="P4"><text:span text:style-name="T5">http://en.wikipedia.org/wiki/Ldd_(Uni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The dynamic loader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p/>
            <text:list text:style-name="L3">
              <text:list-item>
                <text:p>The dynamic loader is a program which aims to make the link, at start, between an executable file and dynamic libraries that it uses.</text:p>
              </text:list-item>
              <text:list-item>
                <text:p>On UNIX, it is traditionally called <text:span text:style-name="T4">ld.so.</text:span></text:p>
              </text:list-item>
              <text:list-item>
                <text:p>On Linux, it is called <text:span text:style-name="T4">ld-linux.so</text:span> (<text:span text:style-name="T4">ld.so</text:span> was used to the old binary format<text:span text:style-name="T17"> </text:span><text:span text:style-name="T4">a.out</text:span><text:span text:style-name="T18">, </text:span><text:span text:style-name="T4">ld-linux.so</text:span> is used for ELF binarie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/etc/ld.so.conf file 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>This is the dynamic loader configuration file (either <text:span text:style-name="T4">ld-linux.so</text:span> or <text:span text:style-name="T4">ld.so</text:span> both use this file).</text:p>
              </text:list-item>
              <text:list-item>
                <text:p>It enables you to specify the directories ot and in which to look for dynamic libraries.</text:p>
              </text:list-item>
              <text:list-item>
                <text:p>It allows you to specify the directories other than <text:span text:style-name="T4">/lib</text:span> and <text:span text:style-name="T4">/usr/lib</text:span> in which to look for dynamic libraries.</text:p>
              </text:list-item>
              <text:list-item>
                <text:p>On many distributions (at least on CentOS, Debian, Fedora and Ubuntu), it simply contains:</text:p>
              </text:list-item>
            </text:list>
            <text:p/>
            <text:p text:style-name="P9">and files <text:span text:style-name="T4">/etc/ld.so.conf.d/*.conf</text:span> vary depending on the distribution.</text:p>
            <text:list text:continue-numbering="true" text:style-name="L3">
              <text:list-item>
                <text:p>These files (and <text:span text:style-name="T4">/etc/ld.so.conf</text:span> if we do not use <text:span text:style-name="T4">include</text:span>) contain a list of absolute paths to directories, separated by line breaks (a directory by line is the most common case), colons, spaces or tabs.</text:p>
              </text:list-item>
            </text:list>
          </draw:text-box>
        </draw:frame>
        <draw:frame draw:style-name="gr9" draw:text-style-name="P12" draw:layer="layout" svg:width="16.8cm" svg:height="1.6cm" svg:x="2.6cm" svg:y="11.8cm">
          <draw:text-box>
            <text:p text:style-name="P7"><text:span text:style-name="T16">$ cat /etc/ld.so.conf</text:span></text:p>
            <text:p text:style-name="P7"><text:span text:style-name="T16">include /etc/ld.so.conf.d/*.con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Ldconfig command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list text:style-name="L3">
              <text:list-item>
                <text:p>Generates a list of dynamic libraries contained in the directory <text:span text:style-name="T4">/lib</text:span>, <text:span text:style-name="T4">/usr/lib</text:span> as well as those specified by the file <text:span text:style-name="T4">/etc/ld.so.conf</text:span> and keep this list in the file <text:span text:style-name="T4">/etc/ld.so.cache</text:span> which is used by the dynamic loader:</text:p>
              </text:list-item>
            </text:list>
            <text:p text:style-name="P9"><text:span text:style-name="T8"># ldconfig</text:span></text:p>
            <text:list text:continue-numbering="true" text:style-name="L3">
              <text:list-item>
                <text:p>The <text:span text:style-name="T8">-p</text:span> option enables to display the file's contents <text:span text:style-name="T8">/etc/ld.so.cache</text:span> (which is not a text file)</text:p>
              </text:list-item>
            </text:list>
            <text:p text:style-name="P9"><text:span text:style-name="T4">$ ldconfig -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The environment variable LD_LIBRARY_PATH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>Specifies additional directories to search for dynamic libraries, in priority to the file content <text:span text:style-name="T4">/etc/ld.so.cache</text:span></text:p>
              </text:list-item>
            </text:list>
            <text:p text:style-name="P9"><text:span text:style-name="T4">$ LD_LIBRARY_PATH=$HOME/lib:$HOME/logiciel/lib comma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Practical case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p/>
            <text:list text:style-name="L3">
              <text:list-item>
                <text:p>Consider the program in C language:</text:p>
              </text:list-item>
            </text:list>
          </draw:text-box>
        </draw:frame>
        <draw:frame draw:style-name="gr10" draw:text-style-name="P12" draw:layer="layout" svg:width="23cm" svg:height="7.921cm" svg:x="2.5cm" svg:y="6.9cm">
          <draw:text-box>
            <text:p text:style-name="P7"><text:span text:style-name="T16">#include &lt;stdio.h&gt;</text:span></text:p>
            <text:p text:style-name="P7"><text:span text:style-name="T16">#include &lt;stdlib.h&gt;</text:span></text:p>
            <text:p text:style-name="P7"><text:span text:style-name="T16"/></text:p>
            <text:p text:style-name="P7"><text:span text:style-name="T16">#include "biblio-lib.h"</text:span></text:p>
            <text:p text:style-name="P7"><text:span text:style-name="T16"/></text:p>
            <text:p text:style-name="P7"><text:span text:style-name="T16">int main ( void )</text:span></text:p>
            <text:p text:style-name="P7"><text:span text:style-name="T16">{</text:span></text:p>
            <text:p text:style-name="P14"><text:span text:style-name="T16">printf ( "[1] in the main program \n" ) ;</text:span></text:p>
            <text:p text:style-name="P14"><text:span text:style-name="T16">fonction_biblio ( ) ;</text:span></text:p>
            <text:p text:style-name="P14"><text:span text:style-name="T16">printf ( "[3] in the main program \n" ) ;</text:span></text:p>
            <text:p text:style-name="P14"><text:span text:style-name="T16">exit ( EXIT_SUCCESS ) ;</text:span></text:p>
            <text:p text:style-name="P7"><text:span text:style-name="T16">}</text:span></text:p>
          </draw:text-box>
        </draw:frame>
        <draw:custom-shape draw:style-name="gr11" draw:text-style-name="P16" draw:layer="layout" svg:width="7cm" svg:height="1cm" svg:x="10.5cm" svg:y="6.22cm">
          <text:p text:style-name="P15"><text:span text:style-name="T16">file biblio-main.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Practical case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p/>
            <text:list text:style-name="L3">
              <text:list-item>
                <text:p>It uses a function <text:span text:style-name="T4">function Library ()</text:span> defined in the library constructed from the <text:span text:style-name="T4">biblio-lib.c</text:span> file:</text:p>
              </text:list-item>
            </text:list>
          </draw:text-box>
        </draw:frame>
        <draw:frame draw:style-name="gr12" draw:text-style-name="P12" draw:layer="layout" svg:width="23cm" svg:height="4.746cm" svg:x="2.5cm" svg:y="7.879cm">
          <draw:text-box>
            <text:p text:style-name="P7"><text:span text:style-name="T16">#include &lt;stdio.h&gt;</text:span></text:p>
            <text:p text:style-name="P7"><text:span text:style-name="T16"/></text:p>
            <text:p text:style-name="P7"><text:span text:style-name="T16">void fonction_biblio ( void )</text:span></text:p>
            <text:p text:style-name="P7"><text:span text:style-name="T16">{</text:span></text:p>
            <text:p text:style-name="P7"><text:span text:style-name="T16"/></text:p>
            <text:p text:style-name="P7"><text:span text:style-name="T16">printf ( "[2] in the library\n" ) ;</text:span></text:p>
            <text:p text:style-name="P7"><text:span text:style-name="T16">}</text:span></text:p>
          </draw:text-box>
        </draw:frame>
        <draw:custom-shape draw:style-name="gr11" draw:text-style-name="P16" draw:layer="layout" svg:width="7cm" svg:height="1cm" svg:x="10.5cm" svg:y="7.2cm">
          <text:p text:style-name="P15"><text:span text:style-name="T16">file biblio-lib.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Practical case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p/>
            <text:list text:style-name="L3">
              <text:list-item>
                <text:p>The header file <text:span text:style-name="T4">biblio-lib.h</text:span> accompanies the library</text:p>
              </text:list-item>
            </text:list>
          </draw:text-box>
        </draw:frame>
        <draw:frame draw:style-name="gr13" draw:text-style-name="P12" draw:layer="layout" svg:width="23cm" svg:height="4.111cm" svg:x="2.5cm" svg:y="6.9cm">
          <draw:text-box>
            <text:p text:style-name="P7"><text:span text:style-name="T16">#ifndef _BIBLIO_H_</text:span></text:p>
            <text:p text:style-name="P7"><text:span text:style-name="T16">#define _BIBLIO_H_</text:span></text:p>
            <text:p text:style-name="P7"><text:span text:style-name="T16"/></text:p>
            <text:p text:style-name="P7"><text:span text:style-name="T16">void fonction_biblio ( void ) ;</text:span></text:p>
            <text:p text:style-name="P7"><text:span text:style-name="T16"/></text:p>
            <text:p text:style-name="P7"><text:span text:style-name="T16">#endif /* _BIBLIO_H_ */</text:span></text:p>
          </draw:text-box>
        </draw:frame>
        <draw:custom-shape draw:style-name="gr11" draw:text-style-name="P16" draw:layer="layout" svg:width="7cm" svg:height="1cm" svg:x="10.5cm" svg:y="6.22cm">
          <text:p text:style-name="P15"><text:span text:style-name="T16">file biblio-lib.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>
          <draw:text-box>
            <text:p><text:span text:style-name="T1">Practical case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p/>
            <text:list text:style-name="L3">
              <text:list-item>
                <text:p>And the file <text:span text:style-name="T4">biblio-Makefile</text:span> enables to build the library <text:span text:style-name="T4">libbiblio.so</text:span> and two executables <text:span text:style-name="T4">biblio-main1</text:span> and <text:span text:style-name="T4">biblio-main2</text:span> – which differ only in their build options – from the program <text:span text:style-name="T4">biblio-main.c</text:span>:</text:p>
              </text:list-item>
            </text:list>
          </draw:text-box>
        </draw:frame>
        <draw:frame draw:style-name="gr14" draw:text-style-name="P20" draw:layer="layout" svg:width="23cm" svg:height="8.239cm" svg:x="2.5cm" svg:y="9.48cm">
          <draw:text-box>
            <text:p text:style-name="P17"><text:span text:style-name="T15"/></text:p>
            <text:p text:style-name="P17"><text:span text:style-name="T15">all : biblio-main1 biblio-main2</text:span></text:p>
            <text:p text:style-name="P17"><text:span text:style-name="T15"/></text:p>
            <text:p text:style-name="P17"><text:span text:style-name="T15">biblio-main1 : biblio-main.c libbiblio.so</text:span></text:p>
            <text:p text:style-name="P18"><text:span text:style-name="T15">$(CC) -o biblio-main1 biblio-main.c -L$(PWD) -Wl,-rpath,$(PWD) -lbiblio</text:span></text:p>
            <text:p text:style-name="P17"><text:span text:style-name="T15"/></text:p>
            <text:p text:style-name="P19"><text:span text:style-name="T15">biblio-main2 : biblio-main.c libbiblio.so</text:span></text:p>
            <text:p text:style-name="P18"><text:span text:style-name="T15">$(CC) -o biblio-main2 biblio-main.c -L$(PWD) -lbiblio</text:span></text:p>
            <text:p text:style-name="P17"><text:span text:style-name="T15"/></text:p>
            <text:p text:style-name="P17"><text:span text:style-name="T15">libbiblio.so : biblio-lib.c</text:span></text:p>
            <text:p text:style-name="P18"><text:span text:style-name="T15">$(CC) -shared $^ -o $@</text:span></text:p>
            <text:p text:style-name="P17"><text:span text:style-name="T15"/></text:p>
            <text:p text:style-name="P17"><text:span text:style-name="T15">clean :</text:span></text:p>
            <text:p text:style-name="P18"><text:span text:style-name="T15">rm -f biblio-main1 biblio-main2 libbiblio.so</text:span></text:p>
          </draw:text-box>
        </draw:frame>
        <draw:custom-shape draw:style-name="gr15" draw:text-style-name="P22" draw:layer="layout" svg:width="7.271cm" svg:height="0.8cm" svg:x="10.365cm" svg:y="8.8cm">
          <text:p text:style-name="P21"><text:span text:style-name="T15">biblio-Makefile fi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layer="layout" svg:width="26.686cm" svg:height="2cm" svg:x="0.8cm" svg:y="0.122cm" presentation:class="title" presentation:user-transformed="true">
          <draw:text-box>
            <text:p><text:span text:style-name="T1">Practical case</text:span></text:p>
          </draw:text-box>
        </draw:frame>
        <draw:frame presentation:style-name="pr5" draw:layer="layout" svg:width="25.199cm" svg:height="16cm" svg:x="1.4cm" svg:y="3.2cm" presentation:class="outline">
          <draw:text-box>
            <text:list text:style-name="L3">
              <text:list-item>
                <text:p>Running of <text:span text:style-name="T8">biblio-main1</text:span> displays:</text:p>
              </text:list-item>
            </text:list>
            <text:p text:style-name="P9"><text:span text:style-name="T4">$ ./biblio-main1</text:span></text:p>
            <text:p text:style-name="P9"><text:span text:style-name="T8">[1] in the main program</text:span></text:p>
            <text:p text:style-name="P9"><text:span text:style-name="T8">[2] in the library</text:span></text:p>
            <text:p text:style-name="P9"><text:span text:style-name="T8">[3] in the main program</text:span></text:p>
            <text:list text:continue-numbering="true" text:style-name="L3">
              <text:list-item>
                <text:p>Indeed:</text:p>
              </text:list-item>
            </text:list>
          </draw:text-box>
        </draw:frame>
        <draw:frame draw:style-name="gr16" draw:text-style-name="P23" draw:layer="layout" svg:width="21.2cm" svg:height="3.426cm" svg:x="2.6cm" svg:y="11.594cm">
          <draw:text-box>
            <text:p text:style-name="P7"><text:span text:style-name="T4">$ ldd biblio-main1</text:span></text:p>
            <text:p text:style-name="P13"><text:span text:style-name="T4">linux-gate.so.1 =&gt; (0x4001d000)</text:span></text:p>
            <text:p text:style-name="P13"><text:span text:style-name="T4">libbiblio.so =&gt; /home/u/tmp/libbiblio.so (0x40020000)</text:span></text:p>
            <text:p text:style-name="P13"><text:span text:style-name="T4">libc.so.6 =&gt; /lib/tls/i686/cmov/libc.so.6 (0x40035000)</text:span></text:p>
            <text:p text:style-name="P13"><text:span text:style-name="T4">/lib/ld-linux.so.2 (0x4000000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layer="layout" svg:width="26.686cm" svg:height="2cm" svg:x="0.8cm" svg:y="0.122cm" presentation:class="title" presentation:user-transformed="true">
          <draw:text-box>
            <text:p><text:span text:style-name="T1">Practical case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>Running of <text:span text:style-name="T8">biblio-main1</text:span> is not possible:</text:p>
              </text:list-item>
            </text:list>
            <text:p text:style-name="P9"><text:span text:style-name="T4">$ ./biblio-main2</text:span></text:p>
            <text:p text:style-name="P9"><text:span text:style-name="T4">./biblio-main1: error while loading shared libraries: libbiblio.so: cannot open shared object file: No such file or directory</text:span></text:p>
            <text:list text:continue-numbering="true" text:style-name="L3">
              <text:list-item>
                <text:p>Indeed:</text:p>
              </text:list-item>
            </text:list>
          </draw:text-box>
        </draw:frame>
        <draw:frame draw:style-name="gr16" draw:text-style-name="P23" draw:layer="layout" svg:width="21.2cm" svg:height="3.426cm" svg:x="2.6cm" svg:y="10.2cm">
          <draw:text-box>
            <text:p text:style-name="P7"><text:span text:style-name="T4">$ ldd biblio-main2</text:span></text:p>
            <text:p text:style-name="P13"><text:span text:style-name="T4">linux-gate.so.1 =&gt; (0x4001d000)</text:span></text:p>
            <text:p text:style-name="P13"><text:span text:style-name="T4">libbiblio.so =&gt; not found</text:span></text:p>
            <text:p text:style-name="P13"><text:span text:style-name="T4">libc.so.6 =&gt; /lib/tls/i686/cmov/libc.so.6 (0x40032000)</text:span></text:p>
            <text:p text:style-name="P13"><text:span text:style-name="T4">/lib/ld-linux.so.2 (0x4000000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layer="layout" svg:width="26.686cm" svg:height="2cm" svg:x="0.8cm" svg:y="0.122cm" presentation:class="title" presentation:user-transformed="true">
          <draw:text-box>
            <text:p><text:span text:style-name="T1">Practical case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>To run it, we can use the <text:span text:style-name="T8">LD_LIBRARY_PATH</text:span>:</text:p>
              </text:list-item>
            </text:list>
            <text:p text:style-name="P9"><text:span text:style-name="T4">$ LD_LIBRARY_PATH=$PWD ./biblio-main2</text:span></text:p>
            <text:p text:style-name="P9"><text:span text:style-name="T4">[1] in the main program</text:span></text:p>
            <text:p text:style-name="P9"><text:span text:style-name="T8">[2] in the library</text:span></text:p>
            <text:p text:style-name="P9"><text:span text:style-name="T8">[3] in the main 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nagora_5f_fr_5f_Presentation-officielle-2014_5f_5_5f_Paris1" presentation:presentation-page-layout-name="AL1T1">
        <office:forms form:automatic-focus="false" form:apply-design-mode="false"/>
        <draw:frame presentation:style-name="pr4" draw:text-style-name="P1" draw:layer="layout" svg:width="26.686cm" svg:height="2cm" svg:x="0.8cm" svg:y="0.122cm" presentation:class="title" presentation:user-transformed="true">
          <draw:text-box>
            <text:p><text:span text:style-name="T1">Summary</text:span></text:p>
          </draw:text-box>
        </draw:frame>
        <draw:frame presentation:style-name="pr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>Topic 102 - Linux installation and package management</text:p>
              </text:list-item>
            </text:list>
            <text:list text:style-name="L4">
              <text:list-item>
                <text:list>
                  <text:list-item>
                    <text:p><text:span text:style-name="T2">102.1 Design partitioning scheme</text:span></text:p>
                  </text:list-item>
                  <text:list-item>
                    <text:p><text:span text:style-name="T2">102.2 Install a boot manager</text:span></text:p>
                  </text:list-item>
                  <text:list-item>
                    <text:p><text:span text:style-name="T2">102.3 Manage shared librari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9">102.4 Use Debian package manag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102.5 Use package managers RPM and Y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Symbol1" svg:font-family="Symbol"/>
    <style:font-face style:name="Times" svg:font-family="Times, 'Times New Roman'"/>
    <style:font-face style:name="Wingdings1" svg:font-family="Wingdings"/>
    <style:font-face style:name="Wingdings 2" svg:font-family="'Wingdings 2'"/>
    <style:font-face style:name="Wingdings 3" svg:font-family="'Wingdings 3'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family-generic="swiss"/>
    <style:font-face style:name="Lucida Sans" svg:font-family="'Lucida Sans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1" svg:font-family="Verdan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" style:display-name="Objet sans remplissage et sans ligne" style:family="graphic" style:parent-style-name="Default_5f_1">
      <style:graphic-properties draw:stroke="none" draw:stroke-dash="Dashed_20__28_var_29__20_3" draw:fill="none" draw:fill-gradient-name="Gradient_20_9" draw:fill-hatch-name="Hatching_20_1" draw:fill-image-name="Bitmape_20_1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officielle-2014_5f_5_5f_Paris2-background" style:display-name="Linagora_fr_Presentation-officielle-2014_5_Paris2-background" style:family="presentation">
      <style:graphic-properties draw:stroke="none" draw:fill="none"/>
      <style:text-properties style:letter-kerning="true"/>
    </style:style>
    <style:style style:name="Linagora_5f_fr_5f_Presentation-officielle-2014_5f_5_5f_Paris2-backgroundobjects" style:display-name="Linagora_fr_Presentation-officielle-2014_5_Pari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officielle-2014_5f_5_5f_Paris2-notes" style:display-name="Linagora_fr_Presentation-officielle-2014_5_Pari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officielle-2014_5f_5_5f_Paris2-outline1" style:display-name="Linagora_fr_Presentation-officielle-2014_5_Paris2-outline1" style:family="presentation">
      <style:graphic-properties draw:stroke="none" draw:fill="none" draw:auto-grow-height="false" draw:fit-to-size="shrink-to-fit">
        <text:list-style style:name="Linagora_5f_fr_5f_Presentation-officielle-2014_5f_5_5f_Paris2-outline1" style:display-name="Linagora_fr_Presentation-officielle-2014_5_Pari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officielle-2014_5f_5_5f_Paris2-outline2" style:display-name="Linagora_fr_Presentation-officielle-2014_5_Paris2-outline2" style:family="presentation" style:parent-style-name="Linagora_5f_fr_5f_Presentation-officielle-2014_5f_5_5f_Paris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officielle-2014_5f_5_5f_Paris2-outline3" style:display-name="Linagora_fr_Presentation-officielle-2014_5_Paris2-outline3" style:family="presentation" style:parent-style-name="Linagora_5f_fr_5f_Presentation-officielle-2014_5f_5_5f_Paris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officielle-2014_5f_5_5f_Paris2-outline4" style:display-name="Linagora_fr_Presentation-officielle-2014_5_Paris2-outline4" style:family="presentation" style:parent-style-name="Linagora_5f_fr_5f_Presentation-officielle-2014_5f_5_5f_Paris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officielle-2014_5f_5_5f_Paris2-outline5" style:display-name="Linagora_fr_Presentation-officielle-2014_5_Paris2-outline5" style:family="presentation" style:parent-style-name="Linagora_5f_fr_5f_Presentation-officielle-2014_5f_5_5f_Paris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officielle-2014_5f_5_5f_Paris2-outline6" style:display-name="Linagora_fr_Presentation-officielle-2014_5_Paris2-outline6" style:family="presentation" style:parent-style-name="Linagora_5f_fr_5f_Presentation-officielle-2014_5f_5_5f_Paris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officielle-2014_5f_5_5f_Paris2-outline7" style:display-name="Linagora_fr_Presentation-officielle-2014_5_Paris2-outline7" style:family="presentation" style:parent-style-name="Linagora_5f_fr_5f_Presentation-officielle-2014_5f_5_5f_Paris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officielle-2014_5f_5_5f_Paris2-outline8" style:display-name="Linagora_fr_Presentation-officielle-2014_5_Paris2-outline8" style:family="presentation" style:parent-style-name="Linagora_5f_fr_5f_Presentation-officielle-2014_5f_5_5f_Paris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officielle-2014_5f_5_5f_Paris2-outline9" style:display-name="Linagora_fr_Presentation-officielle-2014_5_Paris2-outline9" style:family="presentation" style:parent-style-name="Linagora_5f_fr_5f_Presentation-officielle-2014_5f_5_5f_Paris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officielle-2014_5f_5_5f_Paris2-subtitle" style:display-name="Linagora_fr_Presentation-officielle-2014_5_Paris2-subtitle" style:family="presentation">
      <style:graphic-properties draw:stroke="none" draw:fill="none" draw:textarea-vertical-align="middle">
        <text:list-style style:name="Linagora_5f_fr_5f_Presentation-officielle-2014_5f_5_5f_Paris2-subtitle" style:display-name="Linagora_fr_Presentation-officielle-2014_5_Pari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officielle-2014_5f_5_5f_Paris2-title" style:display-name="Linagora_fr_Presentation-officielle-2014_5_Paris2-title" style:family="presentation">
      <style:graphic-properties draw:stroke="none" draw:fill="none" draw:textarea-vertical-align="middle">
        <text:list-style style:name="Linagora_5f_fr_5f_Presentation-officielle-2014_5f_5_5f_Paris2-title" style:display-name="Linagora_fr_Presentation-officielle-2014_5_Pari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officielle-2014_5f_5_5f_Paris1-background" style:display-name="Linagora_fr_Presentation-officielle-2014_5_Paris1-background" style:family="presentation">
      <style:graphic-properties draw:stroke="none" draw:fill="none"/>
      <style:text-properties style:letter-kerning="true"/>
    </style:style>
    <style:style style:name="Linagora_5f_fr_5f_Presentation-officielle-2014_5f_5_5f_Paris1-backgroundobjects" style:display-name="Linagora_fr_Presentation-officielle-2014_5_Pari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officielle-2014_5f_5_5f_Paris1-notes" style:display-name="Linagora_fr_Presentation-officielle-2014_5_Pari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Proxima Nova Rg" fo:font-family="'Proxima Nova Rg'" style:font-family-generic="moder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officielle-2014_5f_5_5f_Paris1-outline1" style:display-name="Linagora_fr_Presentation-officielle-2014_5_Paris1-outline1" style:family="presentation">
      <style:graphic-properties draw:stroke="none" draw:fill="none" draw:auto-grow-height="false" draw:fit-to-size="shrink-to-fit">
        <text:list-style style:name="Linagora_5f_fr_5f_Presentation-officielle-2014_5f_5_5f_Paris1-outline1" style:display-name="Linagora_fr_Presentation-officielle-2014_5_Paris1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fo:color="#c61e42" fo:font-size="65%"/>
          </text:list-level-style-bullet>
          <text:list-level-style-bullet text:level="2" text:bullet-char="●">
            <style:list-level-properties text:space-before="1.35cm" text:min-label-width="0.9cm"/>
            <style:text-properties fo:font-family="'Segoe UI'" style:font-style-name="Normal" fo:color="#272727" fo:font-size="65%"/>
          </text:list-level-style-bullet>
          <text:list-level-style-bullet text:level="3" text:bullet-char="●">
            <style:list-level-properties text:space-before="2.45cm" text:min-label-width="0.8cm"/>
            <style:text-properties fo:font-family="'Segoe UI'" style:font-style-name="Normal" fo:color="#535353" fo:font-size="45%"/>
          </text:list-level-style-bullet>
          <text:list-level-style-bullet text:level="4" text:bullet-char="●">
            <style:list-level-properties text:space-before="3.35cm" text:min-label-width="0.6cm"/>
            <style:text-properties fo:font-family="'Segoe UI'" style:font-style-name="Normal" fo:color="#535353" fo:font-size="45%"/>
          </text:list-level-style-bullet>
          <text:list-level-style-bullet text:level="5" text:bullet-char="●">
            <style:list-level-properties text:space-before="4.05cm" text:min-label-width="0.6cm"/>
            <style:text-properties fo:font-family="'Segoe UI'" style:font-style-name="Normal" fo:color="#535353" fo:font-size="35%"/>
          </text:list-level-style-bullet>
          <text:list-level-style-bullet text:level="6" text:bullet-char="●">
            <style:list-level-properties text:space-before="4.7cm" text:min-label-width="0.6cm"/>
            <style:text-properties fo:font-family="'Segoe UI'" style:font-style-name="Normal" fo:color="#535353" fo:font-size="35%"/>
          </text:list-level-style-bullet>
          <text:list-level-style-bullet text:level="7" text:bullet-char="●">
            <style:list-level-properties text:space-before="5.4cm" text:min-label-width="0.6cm"/>
            <style:text-properties fo:font-family="'Segoe UI'" style:font-style-name="Normal" fo:color="#535353" fo:font-size="35%"/>
          </text:list-level-style-bullet>
          <text:list-level-style-bullet text:level="8" text:bullet-char="●">
            <style:list-level-properties text:space-before="6.1cm" text:min-label-width="0.6cm"/>
            <style:text-properties fo:font-family="'Segoe UI'" style:font-style-name="Normal" fo:color="#535353" fo:font-size="35%"/>
          </text:list-level-style-bullet>
          <text:list-level-style-bullet text:level="9" text:bullet-char="●">
            <style:list-level-properties text:space-before="6.85cm" text:min-label-width="0.6cm"/>
            <style:text-properties fo:font-family="'Segoe UI'" style:font-style-name="Normal" fo:color="#535353" fo:font-size="35%"/>
          </text:list-level-style-bullet>
          <text:list-level-style-bullet text:level="10" text:bullet-char="●">
            <style:list-level-properties text:space-before="7.5cm" text:min-label-width="0.6cm"/>
            <style:text-properties fo:font-family="'Segoe UI'" style:font-style-name="Normal" fo:color="#535353" fo:font-size="3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color="#c00d2d" style:text-outline="false" style:text-line-through-style="none" style:text-line-through-type="none" style:font-name="DejaVu Sans" fo:font-family="'DejaVu Sans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1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officielle-2014_5f_5_5f_Paris1-outline2" style:display-name="Linagora_fr_Presentation-officielle-2014_5_Paris1-outline2" style:family="presentation" style:parent-style-name="Linagora_5f_fr_5f_Presentation-officielle-2014_5f_5_5f_Paris1-outline1">
      <style:paragraph-properties fo:margin-left="0cm" fo:margin-right="0cm" fo:margin-top="0.4cm" fo:margin-bottom="0cm" fo:text-indent="0cm">
        <style:tab-stops/>
      </style:paragraph-properties>
      <style:text-properties fo:color="#272727" fo:font-size="20pt" style:font-size-asian="20pt" style:font-size-complex="20pt"/>
    </style:style>
    <style:style style:name="Linagora_5f_fr_5f_Presentation-officielle-2014_5f_5_5f_Paris1-outline3" style:display-name="Linagora_fr_Presentation-officielle-2014_5_Paris1-outline3" style:family="presentation" style:parent-style-name="Linagora_5f_fr_5f_Presentation-officielle-2014_5f_5_5f_Paris1-outline2">
      <style:paragraph-properties fo:margin-left="0cm" fo:margin-right="0cm" fo:margin-top="0.3cm" fo:margin-bottom="0cm" fo:text-indent="0cm"/>
      <style:text-properties fo:color="#535353" fo:font-size="18pt" style:font-size-asian="18pt" style:font-size-complex="18pt"/>
    </style:style>
    <style:style style:name="Linagora_5f_fr_5f_Presentation-officielle-2014_5f_5_5f_Paris1-outline4" style:display-name="Linagora_fr_Presentation-officielle-2014_5_Paris1-outline4" style:family="presentation" style:parent-style-name="Linagora_5f_fr_5f_Presentation-officielle-2014_5f_5_5f_Paris1-outline3">
      <style:paragraph-properties fo:margin-left="0cm" fo:margin-right="0cm" fo:margin-top="0.2cm" fo:margin-bottom="0.2cm" fo:text-indent="0cm"/>
      <style:text-properties fo:color="#535353" fo:font-size="16pt" style:font-size-asian="16pt" style:font-size-complex="16pt"/>
    </style:style>
    <style:style style:name="Linagora_5f_fr_5f_Presentation-officielle-2014_5f_5_5f_Paris1-outline5" style:display-name="Linagora_fr_Presentation-officielle-2014_5_Paris1-outline5" style:family="presentation" style:parent-style-name="Linagora_5f_fr_5f_Presentation-officielle-2014_5f_5_5f_Paris1-outline4">
      <style:paragraph-properties fo:margin-left="0cm" fo:margin-right="0cm" fo:margin-top="0.2cm" fo:margin-bottom="0.2cm" fo:text-indent="0cm"/>
      <style:text-properties fo:color="#535353" fo:font-size="15pt" style:font-size-asian="15pt" style:font-size-complex="15pt"/>
    </style:style>
    <style:style style:name="Linagora_5f_fr_5f_Presentation-officielle-2014_5f_5_5f_Paris1-outline6" style:display-name="Linagora_fr_Presentation-officielle-2014_5_Paris1-outline6" style:family="presentation" style:parent-style-name="Linagora_5f_fr_5f_Presentation-officielle-2014_5f_5_5f_Paris1-outline5">
      <style:paragraph-properties fo:margin-left="0cm" fo:margin-right="0cm" fo:margin-top="0.2cm" fo:margin-bottom="0.2cm" fo:text-indent="0cm"/>
      <style:text-properties fo:color="#535353" fo:font-size="14pt" style:font-size-asian="14pt" style:font-size-complex="14pt"/>
    </style:style>
    <style:style style:name="Linagora_5f_fr_5f_Presentation-officielle-2014_5f_5_5f_Paris1-outline7" style:display-name="Linagora_fr_Presentation-officielle-2014_5_Paris1-outline7" style:family="presentation" style:parent-style-name="Linagora_5f_fr_5f_Presentation-officielle-2014_5f_5_5f_Paris1-outline6">
      <style:paragraph-properties fo:margin-left="0cm" fo:margin-right="0cm" fo:margin-top="0.2cm" fo:margin-bottom="0.2cm" fo:text-indent="0cm"/>
      <style:text-properties fo:color="#535353" fo:font-size="13pt" style:font-size-asian="13pt" style:font-size-complex="13pt"/>
    </style:style>
    <style:style style:name="Linagora_5f_fr_5f_Presentation-officielle-2014_5f_5_5f_Paris1-outline8" style:display-name="Linagora_fr_Presentation-officielle-2014_5_Paris1-outline8" style:family="presentation" style:parent-style-name="Linagora_5f_fr_5f_Presentation-officielle-2014_5f_5_5f_Paris1-outline7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officielle-2014_5f_5_5f_Paris1-outline9" style:display-name="Linagora_fr_Presentation-officielle-2014_5_Paris1-outline9" style:family="presentation" style:parent-style-name="Linagora_5f_fr_5f_Presentation-officielle-2014_5f_5_5f_Paris1-outline8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officielle-2014_5f_5_5f_Paris1-subtitle" style:display-name="Linagora_fr_Presentation-officielle-2014_5_Paris1-subtitle" style:family="presentation">
      <style:graphic-properties draw:stroke="none" draw:fill="none" draw:textarea-vertical-align="middle">
        <text:list-style style:name="Linagora_5f_fr_5f_Presentation-officielle-2014_5f_5_5f_Paris1-subtitle" style:display-name="Linagora_fr_Presentation-officielle-2014_5_Pari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officielle-2014_5f_5_5f_Paris1-title" style:display-name="Linagora_fr_Presentation-officielle-2014_5_Paris1-title" style:family="presentation">
      <style:graphic-properties draw:stroke="none" draw:fill="none" draw:textarea-vertical-align="middle">
        <text:list-style style:name="Linagora_5f_fr_5f_Presentation-officielle-2014_5f_5_5f_Paris1-title" style:display-name="Linagora_fr_Presentation-officielle-2014_5_Pari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letter-spacing="normal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1" style:font-family-complex="'Lucida Sans'" style:font-family-generic-complex="system" style:font-pitch-complex="variable" style:font-size-complex="2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nagora_5f_fr_5f_Presentation-officielle-2014_5f_5_5f_Paris2-backgroundobjects">
      <style:graphic-properties draw:stroke="none" draw:fill="none" draw:textarea-vertical-align="middle" draw:auto-grow-height="false" fo:min-height="0.52cm"/>
    </style:style>
    <style:style style:name="Mpr5" style:family="presentation" style:parent-style-name="Linagora_5f_fr_5f_Presentation-officielle-2014_5f_5_5f_Paris2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nagora_5f_fr_5f_Presentation-officielle-2014_5f_5_5f_Paris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nagora_5f_fr_5f_Presentation-officielle-2014_5f_5_5f_Paris1-backgroundobjects">
      <style:graphic-properties draw:stroke="none" draw:fill-color="#c61e42" draw:textarea-vertical-align="middle" draw:auto-grow-height="false" fo:min-height="2.3cm" fo:min-width="28.028cm"/>
    </style:style>
    <style:style style:name="Mpr8" style:family="presentation" style:parent-style-name="Linagora_5f_fr_5f_Presentation-officielle-2014_5f_5_5f_Paris1-backgroundobjects">
      <style:graphic-properties draw:stroke="none" draw:fill="none" draw:textarea-vertical-align="middle" draw:auto-grow-height="false" fo:min-height="0.52cm"/>
    </style:style>
    <style:style style:name="Mpr9" style:family="presentation" style:parent-style-name="Linagora_5f_fr_5f_Presentation-officielle-2014_5f_5_5f_Paris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inagora_5f_fr_5f_Presentation-officielle-2014_5f_5_5f_Pari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font-size="14pt"/>
    </style:style>
    <style:style style:name="MP9" style:family="paragraph">
      <loext:graphic-properties draw:fill="none"/>
      <style:paragraph-properties fo:text-align="end"/>
      <style:text-properties fo:color="#960c35" fo:font-size="14pt" style:font-size-asian="14pt" style:font-size-complex="14pt"/>
    </style:style>
    <style:style style:name="MP10" style:family="paragraph">
      <loext:graphic-properties draw:fill-color="#c61e42"/>
      <style:paragraph-properties fo:text-align="center"/>
    </style:style>
    <style:style style:name="MT1" style:family="text">
      <style:text-properties fo:color="#666666" style:font-name="DejaVu Sans"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name="Proxima Nova Rg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nagora_5f_fr_5f_Presentation-officielle-2014_5f_5_5f_Paris2" style:display-name="Linagora_fr_Presentation-officielle-2014_5_Paris2" style:page-layout-name="PM1" draw:style-name="Mdp1">
      <draw:frame draw:style-name="Mgr3" draw:text-style-name="MP7" draw:layer="backgroundobjects" svg:width="48.971cm" svg:height="6.349cm" svg:x="-21.371cm" svg:y="7.051cm">
        <draw:image xlink:href="Pictures/1000020100000B4B0000017616456C42.png" xlink:type="simple" xlink:show="embed" xlink:actuate="onLoad">
          <text:p/>
        </draw:image>
      </draw:frame>
      <draw:frame presentation:style-name="Linagora_5f_fr_5f_Presentation-officielle-2014_5f_5_5f_Paris2-title" draw:layer="backgroundobjects" svg:width="21.4cm" svg:height="3.8cm" svg:x="1.4cm" svg:y="7.8cm" presentation:class="title" presentation:placeholder="true">
        <draw:text-box/>
      </draw:frame>
      <draw:frame presentation:style-name="Linagora_5f_fr_5f_Presentation-officielle-2014_5f_5_5f_Paris2-outline1" draw:layer="backgroundobjects" svg:width="25.199cm" svg:height="6.579cm" svg:x="1.4cm" svg:y="12.621cm" presentation:class="outline" presentation:placeholder="true">
        <draw:text-box/>
      </draw:frame>
      <draw:frame presentation:style-name="Mpr4" draw:text-style-name="MP9" draw:layer="backgroundobjects" svg:width="8.2cm" svg:height="0.826cm" svg:x="19cm" svg:y="19.7cm">
        <draw:text-box>
          <text:p text:style-name="MP8"><text:span text:style-name="MT1"><text:page-number>&lt;number&gt;</text:page-number></text:span><text:span text:style-name="MT1"> / </text:span><text:span text:style-name="MT1"><text:page-count>27</text:page-count></text:span></text:p>
        </draw:text-box>
      </draw:frame>
      <draw:g>
        <draw:frame draw:style-name="Mgr4" draw:text-style-name="MP7" draw:layer="backgroundobjects" svg:width="4.156cm" svg:height="0.844cm" svg:x="1cm" svg:y="19.75cm">
          <draw:image xlink:href="Pictures/10000201000001DF000000613637898C.png" xlink:type="simple" xlink:show="embed" xlink:actuate="onLoad">
            <text:p/>
          </draw:image>
        </draw:frame>
        <draw:frame draw:style-name="Mgr3" draw:text-style-name="MP7" draw:layer="backgroundobjects" svg:width="4.2cm" svg:height="0.206cm" svg:x="1cm" svg:y="20.594cm">
          <draw:image xlink:href="">
            <text:p/>
          </draw:image>
        </draw:frame>
      </draw:g>
      <presentation:notes style:page-layout-name="PM2">
        <draw:page-thumbnail presentation:style-name="Linagora_5f_fr_5f_Presentation-officielle-2014_5f_5_5f_Paris2-title" draw:layer="backgroundobjects" svg:width="14.848cm" svg:height="11.136cm" svg:x="3.075cm" svg:y="2.257cm" presentation:class="page"/>
        <draw:frame presentation:style-name="Linagora_5f_fr_5f_Presentation-officielle-2014_5f_5_5f_Paris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Linagora_5f_fr_5f_Presentation-officielle-2014_5f_5_5f_Paris1" style:display-name="Linagora_fr_Presentation-officielle-2014_5_Paris1" style:page-layout-name="PM1" draw:style-name="Mdp1">
      <draw:custom-shape presentation:style-name="Mpr7" draw:text-style-name="MP10" draw:layer="backgroundobjects" svg:width="28.028cm" svg:height="2.3cm" svg:x="-0.028cm" svg:y="-0.028cm">
        <text:p/>
        <draw:enhanced-geometry svg:viewBox="0 0 21600 21600" draw:type="rectangle" draw:enhanced-path="M 0 0 L 21600 0 21600 21600 0 21600 0 0 Z N"/>
      </draw:custom-shape>
      <draw:frame presentation:style-name="Linagora_5f_fr_5f_Presentation-officielle-2014_5f_5_5f_Paris1-outline1" draw:layer="backgroundobjects" svg:width="25.199cm" svg:height="16cm" svg:x="1.4cm" svg:y="3.2cm" presentation:class="outline" presentation:placeholder="true">
        <draw:text-box/>
      </draw:frame>
      <draw:frame presentation:style-name="Mpr8" draw:text-style-name="MP9" draw:layer="backgroundobjects" svg:width="8.2cm" svg:height="0.826cm" svg:x="19cm" svg:y="19.7cm">
        <draw:text-box>
          <text:p text:style-name="MP8"><text:span text:style-name="MT1"><text:page-number>&lt;number&gt;</text:page-number></text:span><text:span text:style-name="MT1"> / </text:span><text:span text:style-name="MT1"><text:page-count>27</text:page-count></text:span></text:p>
        </draw:text-box>
      </draw:frame>
      <draw:frame presentation:style-name="Linagora_5f_fr_5f_Presentation-officielle-2014_5f_5_5f_Paris1-title" draw:layer="backgroundobjects" svg:width="26.686cm" svg:height="2cm" svg:x="0.8cm" svg:y="0.122cm" presentation:class="title" presentation:placeholder="true">
        <draw:text-box/>
      </draw:frame>
      <draw:g>
        <draw:frame draw:style-name="Mgr4" draw:text-style-name="MP7" draw:layer="backgroundobjects" svg:width="4.156cm" svg:height="0.844cm" svg:x="1cm" svg:y="19.75cm">
          <draw:image xlink:href="Pictures/10000201000001DF000000613637898C.png" xlink:type="simple" xlink:show="embed" xlink:actuate="onLoad">
            <text:p/>
          </draw:image>
        </draw:frame>
        <draw:frame draw:style-name="Mgr3" draw:text-style-name="MP7" draw:layer="backgroundobjects" svg:width="4.2cm" svg:height="0.206cm" svg:x="1cm" svg:y="20.594cm">
          <draw:image xlink:href="Pictures/100000000000042100000017724C62F7.jpg" xlink:type="simple" xlink:show="embed" xlink:actuate="onLoad">
            <text:p/>
          </draw:image>
        </draw:frame>
      </draw:g>
      <presentation:notes style:page-layout-name="PM2">
        <draw:page-thumbnail presentation:style-name="Linagora_5f_fr_5f_Presentation-officielle-2014_5f_5_5f_Paris1-title" draw:layer="backgroundobjects" svg:width="14.848cm" svg:height="11.136cm" svg:x="3.075cm" svg:y="2.257cm" presentation:class="page"/>
        <draw:frame presentation:style-name="Linagora_5f_fr_5f_Presentation-officielle-2014_5f_5_5f_Paris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5:21:13.742941114</meta:creation-date>
    <dc:date>2016-10-19T15:21:53.718853478</dc:date>
    <meta:editing-duration>PT40S</meta:editing-duration>
    <meta:editing-cycles>1</meta:editing-cycles>
    <meta:document-statistic meta:object-count="179"/>
    <meta:generator>LibreOffice/5.0.0.5$Linux_X86_64 LibreOffice_project/437e4abdf9e72fd0a6e6f8697a0e659bc77f9b10</meta:generator>
  </office:meta>
</office:document-meta>
</file>